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1. Key Differences Between SQL and NoSQL Databases</text:span></text:h>
      <text:p text:style-name="Text_20_body">SQL databases are relational, structured, and follow a fixed schema, while NoSQL databases like MongoDB are non-relational, flexible, and designed to handle unstructured data. SQL uses tables with rows and columns, whereas NoSQL uses collections and documents. SQL databases scale vertically (adding more power to a single server), while NoSQL databases scale horizontally (adding more servers).</text:p>
      <text:h text:style-name="Heading_20_3" text:outline-level="3"><text:span text:style-name="Strong_20_Emphasis">2. Why MongoDB is a Good Choice for Modern Applications</text:span></text:h>
      <text:p text:style-name="Text_20_body">MongoDB is highly flexible and handles large amounts of unstructured or semi-structured data efficiently. It supports horizontal scaling, making it ideal for big data and cloud applications. Its document-based structure aligns well with modern app development, allowing faster development cycles.</text:p>
      <text:h text:style-name="Heading_20_3" text:outline-level="3"><text:span text:style-name="Strong_20_Emphasis">3. Concept of Collections in MongoDB</text:span></text:h>
      <text:p text:style-name="Text_20_body">Collections in MongoDB are similar to tables in relational databases. They store multiple documents that may have different structures. Collections provide flexibility since documents do not require a predefined schema, making them ideal for dynamic data storage.</text:p>
      <text:h text:style-name="Heading_20_3" text:outline-level="3"><text:span text:style-name="Strong_20_Emphasis">4. High Availability in MongoDB Using Replication</text:span></text:h>
      <text:p text:style-name="Text_20_body">MongoDB ensures high availability through replica sets. A replica set consists of a primary node and multiple secondary nodes. The primary node handles all writes, while secondary nodes maintain copies of data. If the primary node fails, an automatic election promotes a secondary node to primary, ensuring continuous operation.</text:p>
      <text:h text:style-name="Heading_20_3" text:outline-level="3"><text:span text:style-name="Strong_20_Emphasis">5. Main Benefits of MongoDB Atlas</text:span></text:h>
      <text:p text:style-name="Text_20_body">MongoDB Atlas is a cloud-based database service that offers automatic backups, security features, and easy scaling. It removes the complexity of managing infrastructure, allowing developers to focus on building applications. It also supports multi-cloud deployments, improving reliability.</text:p>
      <text:h text:style-name="Heading_20_3" text:outline-level="3"><text:span text:style-name="Strong_20_Emphasis">6. Role of Indexes in MongoDB and Performance Improvement</text:span></text:h>
      <text:p text:style-name="Text_20_body">Indexes improve query performance by allowing MongoDB to locate data efficiently instead of scanning the entire collection. Common types include single-field, compound, and text indexes. Without indexes, queries would be slower, especially on large datasets.</text:p>
      <text:h text:style-name="Heading_20_3" text:outline-level="3"><text:span text:style-name="Strong_20_Emphasis">7. Stages of MongoDB Aggregation Pipeline</text:span></text:h>
      <text:p text:style-name="Text_20_body">The aggregation pipeline processes data through multiple stages, such as:</text:p>
      <text:list xml:id="list1574545231" text:style-name="L1">
        <text:list-item>
          <text:p text:style-name="P3"><text:span text:style-name="Source_20_Text">$match</text:span>: Filters documents</text:p>
        </text:list-item>
        <text:list-item>
          <text:p text:style-name="P3"><text:span text:style-name="Source_20_Text">$group</text:span>: Groups documents and performs calculations</text:p>
        </text:list-item>
        <text:list-item>
          <text:p text:style-name="P3"><text:span text:style-name="Source_20_Text">$sort</text:span>: Sorts results</text:p>
        </text:list-item>
        <text:list-item>
          <text:p text:style-name="P3"><text:soft-page-break/><text:span text:style-name="Source_20_Text">$project</text:span>: Reshapes documents</text:p>
        </text:list-item>
        <text:list-item>
          <text:p text:style-name="P1"><text:span text:style-name="Source_20_Text">$limit</text:span> &amp; <text:span text:style-name="Source_20_Text">$skip</text:span>: Controls the number of documents returned</text:p>
        </text:list-item>
      </text:list>
      <text:h text:style-name="Heading_20_3" text:outline-level="3"><text:span text:style-name="Strong_20_Emphasis">8. Sharding in MongoDB vs. Replication</text:span></text:h>
      <text:p text:style-name="Text_20_body">Sharding splits large datasets across multiple servers to improve performance and scalability. Replication, on the other hand, maintains copies of data on multiple servers for redundancy. While replication ensures data availability, sharding optimizes storage and query performance.</text:p>
      <text:h text:style-name="Heading_20_3" text:outline-level="3"><text:span text:style-name="Strong_20_Emphasis">9. PyMongo and Its Use</text:span></text:h>
      <text:p text:style-name="Text_20_body">PyMongo is a Python library that allows interaction with MongoDB. It is used for performing CRUD operations, querying data, and managing databases programmatically.</text:p>
      <text:h text:style-name="Heading_20_3" text:outline-level="3"><text:span text:style-name="Strong_20_Emphasis">10. ACID Properties in MongoDB Transactions</text:span></text:h>
      <text:p text:style-name="Text_20_body">MongoDB transactions follow ACID properties:</text:p>
      <text:list xml:id="list3988678777" text:style-name="L2">
        <text:list-item>
          <text:p text:style-name="P4"><text:span text:style-name="Strong_20_Emphasis">Atomicity</text:span>: All operations in a transaction complete or none do.</text:p>
        </text:list-item>
        <text:list-item>
          <text:p text:style-name="P4"><text:span text:style-name="Strong_20_Emphasis">Consistency</text:span>: Data remains in a valid state.</text:p>
        </text:list-item>
        <text:list-item>
          <text:p text:style-name="P4"><text:span text:style-name="Strong_20_Emphasis">Isolation</text:span>: Transactions don’t interfere with each other.</text:p>
        </text:list-item>
        <text:list-item>
          <text:p text:style-name="P2"><text:span text:style-name="Strong_20_Emphasis">Durability</text:span>: Once committed, data changes persist.</text:p>
        </text:list-item>
      </text:list>
      <text:h text:style-name="Heading_20_3" text:outline-level="3"><text:span text:style-name="Strong_20_Emphasis">11. Purpose of MongoDB’s explain() Function</text:span></text:h>
      <text:p text:style-name="Text_20_body">The <text:span text:style-name="Source_20_Text">explain()</text:span> function analyzes query performance by showing execution details like index usage and execution time. It helps optimize queries for better efficiency.</text:p>
      <text:h text:style-name="Heading_20_3" text:outline-level="3"><text:span text:style-name="Strong_20_Emphasis">12. Schema Validation in MongoDB</text:span></text:h>
      <text:p text:style-name="Text_20_body">MongoDB allows schema validation using JSON Schema, which enforces rules on document structure, field types, and required fields. This ensures data consistency while maintaining flexibility.</text:p>
      <text:h text:style-name="Heading_20_3" text:outline-level="3"><text:span text:style-name="Strong_20_Emphasis">13. Difference Between Primary and Secondary Node in a Replica Set</text:span></text:h>
      <text:p text:style-name="Text_20_body">The primary node handles all write operations, while secondary nodes replicate data from the primary. If the primary node fails, a secondary node is elected as the new primary.</text:p>
      <text:h text:style-name="Heading_20_3" text:outline-level="3"><text:span text:style-name="Strong_20_Emphasis">14. Security Mechanisms in MongoDB</text:span></text:h>
      <text:p text:style-name="Text_20_body">MongoDB provides security features like authentication, role-based access control, encryption (TLS/SSL), auditing, and IP whitelisting to protect data from unauthorized access.</text:p>
      <text:h text:style-name="Heading_20_3" text:outline-level="3"><text:span text:style-name="Strong_20_Emphasis">15. Embedded Documents and Their Use</text:span></text:h>
      <text:p text:style-name="Text_20_body">Embedded documents allow nesting of related data within a single document instead of using multiple collections. They improve read performance and should be used when data is frequently accessed together, like a user profile with multiple addresses.</text:p>
      <text:h text:style-name="Heading_20_3" text:outline-level="3"><text:soft-page-break/><text:span text:style-name="Strong_20_Emphasis">16. Purpose of the $lookup Stage in Aggregation</text:span></text:h>
      <text:p text:style-name="Text_20_body">The <text:span text:style-name="Source_20_Text">$lookup</text:span> stage performs joins between collections, similar to SQL joins. It allows retrieving related data from another collection and merging it into a single result set.</text:p>
      <text:h text:style-name="Heading_20_3" text:outline-level="3"><text:span text:style-name="Strong_20_Emphasis">17. Common Use Cases for MongoDB</text:span></text:h>
      <text:p text:style-name="Text_20_body">MongoDB is widely used in content management systems, real-time analytics, IoT applications, social media platforms, and e-commerce websites due to its scalability and flexibility.</text:p>
      <text:h text:style-name="Heading_20_3" text:outline-level="3"><text:span text:style-name="Strong_20_Emphasis">18. Advantages of MongoDB for Horizontal Scaling</text:span></text:h>
      <text:p text:style-name="Text_20_body">MongoDB supports horizontal scaling through sharding, distributing data across multiple servers. This improves performance, prevents bottlenecks, and ensures better handling of large datasets.</text:p>
      <text:h text:style-name="Heading_20_3" text:outline-level="3"><text:span text:style-name="Strong_20_Emphasis">19. Difference Between MongoDB and SQL Transactions</text:span></text:h>
      <text:p text:style-name="Text_20_body">SQL transactions are table-based and support multi-step operations within relational models. MongoDB transactions, introduced in later versions, allow multi-document transactions while maintaining NoSQL flexibility.</text:p>
      <text:h text:style-name="Heading_20_3" text:outline-level="3"><text:span text:style-name="Strong_20_Emphasis">20. Capped Collections vs. Regular Collections</text:span></text:h>
      <text:p text:style-name="Text_20_body">Capped collections have a fixed size and automatically delete older data when full. Regular collections grow dynamically. Capped collections are useful for logging or caching scenarios.</text:p>
      <text:h text:style-name="Heading_20_3" text:outline-level="3"><text:span text:style-name="Strong_20_Emphasis">21. Purpose of the $match Stage in Aggregation</text:span></text:h>
      <text:p text:style-name="Text_20_body">The <text:span text:style-name="Source_20_Text">$match</text:span> stage filters documents based on conditions, similar to the <text:span text:style-name="Source_20_Text">WHERE</text:span> clause in SQL. It improves performance by reducing the number of documents processed in later stages.</text:p>
      <text:h text:style-name="Heading_20_3" text:outline-level="3"><text:span text:style-name="Strong_20_Emphasis">22. Securing Access to a MongoDB Database</text:span></text:h>
      <text:p text:style-name="Text_20_body">MongoDB security best practices include enabling authentication, setting strong passwords, using IP whitelisting, encrypting data, and implementing role-based access control.</text:p>
      <text:h text:style-name="Heading_20_3" text:outline-level="3"><text:span text:style-name="Strong_20_Emphasis">23. Wired Tiger Storage Engine and Its Importance</text:span></text:h>
      <text:p text:style-name="Text_20_body">Wired Tiger is the default storage engine in MongoDB, providing better concurrency control, compression, and faster write performance compared to the older MMAPv1 eng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4T19:00:10.594000000</meta:creation-date>
    <meta:generator>Neat_Office/6.2.8.2$Windows_x86 LibreOffice_project/</meta:generator>
    <dc:date>2025-02-04T19:02:09.910000000</dc:date>
    <meta:editing-duration>PT1M59S</meta:editing-duration>
    <meta:editing-cycles>1</meta:editing-cycles>
    <meta:document-statistic meta:table-count="0" meta:image-count="0" meta:object-count="0" meta:page-count="3" meta:paragraph-count="55" meta:word-count="882" meta:character-count="6210" meta:non-whitespace-character-count="5392"/>
  </office:meta>
</office:document-meta>
</file>